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Nachlieli CLM2" svg:font-family="'Nachlieli CLM'"/>
    <style:font-face style:name="Calibri" svg:font-family="Calibri" style:font-adornments="Regular" style:font-pitch="fixed"/>
    <style:font-face style:name="Courier New" svg:font-family="'Courier New'" style:font-adornments="Regular" style:font-pitch="fixed"/>
    <style:font-face style:name="Courier New (Hebrew)" svg:font-family="'Courier New (Hebrew)'" style:font-adornments="Regular" style:font-pitch="fixed"/>
    <style:font-face style:name="Monospace" svg:font-family="Monospace" style:font-adornments="Regular" style:font-pitch="fixed"/>
    <style:font-face style:name="Times New Roman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Arial1" svg:font-family="Arial" style:font-adornments="Regular" style:font-pitch="variable"/>
    <style:font-face style:name="Arial (Hebrew)" svg:font-family="'Arial (Hebrew)'" style:font-adornments="Regular" style:font-pitch="variable"/>
    <style:font-face style:name="Courier New1" svg:font-family="'Courier New'" style:font-adornments="Regular" style:font-pitch="variable"/>
    <style:font-face style:name="Courier New (Hebrew)1" svg:font-family="'Courier New (Hebrew)'" style:font-adornments="Regular" style:font-pitch="variable"/>
    <style:font-face style:name="David CLM" svg:font-family="'David CLM'" style:font-adornments="Regular" style:font-pitch="variable"/>
    <style:font-face style:name="Times New Roman1" svg:font-family="'Times New Roman'" style:font-adornments="Regular" style:font-pitch="variable"/>
    <style:font-face style:name="Times New Roman (Hebrew)1" svg:font-family="'Times New Roman (Hebrew)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643049e" officeooo:paragraph-rsid="0643049e"/>
    </style:style>
    <style:style style:name="P4" style:family="paragraph" style:parent-style-name="Text_20_body">
      <style:text-properties officeooo:rsid="0645dda6" officeooo:paragraph-rsid="06491944"/>
    </style:style>
    <style:style style:name="P5" style:family="paragraph" style:parent-style-name="Text_20_body">
      <style:text-properties officeooo:rsid="06491944" officeooo:paragraph-rsid="064c49f1"/>
    </style:style>
    <style:style style:name="P6" style:family="paragraph" style:parent-style-name="Heading_20_2">
      <style:paragraph-properties fo:line-height="100%"/>
      <style:text-properties officeooo:rsid="05f87ff8" officeooo:paragraph-rsid="06402cac"/>
    </style:style>
    <style:style style:name="P7" style:family="paragraph" style:parent-style-name="Standard">
      <style:text-properties officeooo:rsid="066532e1" officeooo:paragraph-rsid="066532e1"/>
    </style:style>
    <style:style style:name="P8" style:family="paragraph" style:parent-style-name="Standard">
      <style:paragraph-properties fo:text-align="end" style:justify-single-word="false" style:writing-mode="rl-tb"/>
      <style:text-properties officeooo:rsid="065efaed" officeooo:paragraph-rsid="065efaed"/>
    </style:style>
    <style:style style:name="P9" style:family="paragraph" style:parent-style-name="Text_20_body">
      <style:text-properties officeooo:rsid="0618a878" officeooo:paragraph-rsid="065c2434"/>
    </style:style>
    <style:style style:name="P10" style:family="paragraph" style:parent-style-name="Text_20_body">
      <style:paragraph-properties fo:line-height="100%"/>
      <style:text-properties officeooo:rsid="04af6545" officeooo:paragraph-rsid="04af6545"/>
    </style:style>
    <style:style style:name="P11" style:family="paragraph" style:parent-style-name="Text_20_body">
      <style:text-properties officeooo:paragraph-rsid="065c2434"/>
    </style:style>
    <style:style style:name="P12" style:family="paragraph" style:parent-style-name="Text_20_body">
      <style:text-properties officeooo:paragraph-rsid="06491944"/>
    </style:style>
    <style:style style:name="P13" style:family="paragraph" style:parent-style-name="Text_20_body">
      <style:text-properties officeooo:rsid="05faaf9b" officeooo:paragraph-rsid="066222d7"/>
    </style:style>
    <style:style style:name="P14" style:family="paragraph" style:parent-style-name="Text_20_body">
      <style:text-properties officeooo:rsid="06662e82" officeooo:paragraph-rsid="06662e82"/>
    </style:style>
    <style:style style:name="P15" style:family="paragraph" style:parent-style-name="Text_20_body">
      <style:text-properties fo:font-size="10pt" style:font-size-asian="10pt" style:font-size-complex="10pt"/>
    </style:style>
    <style:style style:name="P16" style:family="paragraph" style:parent-style-name="Text_20_body">
      <style:text-properties officeooo:rsid="066b7c1e" officeooo:paragraph-rsid="066b7c1e"/>
    </style:style>
    <style:style style:name="P17" style:family="paragraph" style:parent-style-name="Text_20_body">
      <style:text-properties officeooo:rsid="066cdfe3" officeooo:paragraph-rsid="066cdfe3"/>
    </style:style>
    <style:style style:name="P18" style:family="paragraph" style:parent-style-name="Text_20_body">
      <style:paragraph-properties fo:text-align="end" style:justify-single-word="false" style:writing-mode="rl-tb"/>
      <style:text-properties officeooo:paragraph-rsid="066222d7"/>
    </style:style>
    <style:style style:name="P19" style:family="paragraph" style:parent-style-name="Text_20_body">
      <style:paragraph-properties fo:text-align="end" style:justify-single-word="false" style:writing-mode="rl-tb"/>
      <style:text-properties fo:language="en" fo:country="US" officeooo:rsid="065efaed" officeooo:paragraph-rsid="065efaed"/>
    </style:style>
    <style:style style:name="P20" style:family="paragraph" style:parent-style-name="Text_20_body">
      <style:paragraph-properties fo:text-align="end" style:justify-single-word="false" style:writing-mode="rl-tb"/>
      <style:text-properties officeooo:rsid="05fdfbb9" officeooo:paragraph-rsid="066222d7"/>
    </style:style>
    <style:style style:name="P21" style:family="paragraph" style:parent-style-name="Text_20_body">
      <style:paragraph-properties fo:text-align="end" style:justify-single-word="false" style:writing-mode="rl-tb"/>
      <style:text-properties officeooo:rsid="06002e3e" officeooo:paragraph-rsid="066222d7"/>
    </style:style>
    <style:style style:name="P22" style:family="paragraph" style:parent-style-name="Text_20_body">
      <style:paragraph-properties fo:text-align="end" style:justify-single-word="false" style:writing-mode="rl-tb"/>
      <style:text-properties fo:font-size="12pt" officeooo:rsid="0603437e" officeooo:paragraph-rsid="066222d7" style:font-size-asian="12pt" style:font-size-complex="12pt"/>
    </style:style>
    <style:style style:name="P23" style:family="paragraph" style:parent-style-name="Text_20_body">
      <style:paragraph-properties fo:margin-left="0in" fo:margin-right="0in" fo:margin-top="0in" fo:margin-bottom="0in" loext:contextual-spacing="false" fo:line-height="120%" fo:text-align="end" style:justify-single-word="false" fo:text-indent="0in" style:auto-text-indent="false" style:writing-mode="rl-tb"/>
    </style:style>
    <style:style style:name="P24" style:family="paragraph" style:parent-style-name="Text_20_body">
      <style:paragraph-properties fo:margin-left="0in" fo:margin-right="0in" fo:margin-top="0in" fo:margin-bottom="0.0181in" loext:contextual-spacing="false" fo:line-height="120%" fo:text-align="start" style:justify-single-word="false" fo:text-indent="0in" style:auto-text-indent="false" style:writing-mode="lr-tb"/>
    </style:style>
    <style:style style:name="P25" style:family="paragraph" style:parent-style-name="Text_20_body">
      <style:paragraph-properties fo:margin-left="0in" fo:margin-right="0in" fo:line-height="120%" fo:text-align="end" style:justify-single-word="false" fo:text-indent="0in" style:auto-text-indent="false" style:writing-mode="rl-tb"/>
    </style:style>
    <style:style style:name="P26" style:family="paragraph" style:parent-style-name="Text_20_body">
      <style:paragraph-properties fo:margin-left="0in" fo:margin-right="0in" fo:line-height="120%" fo:text-align="start" style:justify-single-word="false" fo:text-indent="0in" style:auto-text-indent="false" style:writing-mode="lr-tb"/>
    </style:style>
    <style:style style:name="P27" style:family="paragraph" style:parent-style-name="Text_20_body">
      <style:paragraph-properties fo:margin-left="0in" fo:margin-right="0in" fo:margin-top="0.0791in" fo:margin-bottom="0.1764in" loext:contextual-spacing="false" fo:line-height="120%" fo:text-align="end" style:justify-single-word="false" fo:text-indent="0in" style:auto-text-indent="false" style:writing-mode="rl-tb"/>
    </style:style>
    <style:style style:name="P28" style:family="paragraph" style:parent-style-name="Text_20_body" style:list-style-name="WWNum1">
      <style:paragraph-properties fo:margin-left="0in" fo:margin-right="0in" fo:margin-top="0in" fo:margin-bottom="0in" loext:contextual-spacing="false" fo:line-height="120%" fo:text-align="end" style:justify-single-word="false" fo:text-indent="-0.25in" style:auto-text-indent="false" style:writing-mode="rl-tb">
        <style:tab-stops>
          <style:tab-stop style:position="0.5in"/>
        </style:tab-stops>
      </style:paragraph-properties>
    </style:style>
    <style:style style:name="P29" style:family="paragraph" style:parent-style-name="Text_20_body" style:list-style-name="WWNum2">
      <style:paragraph-properties fo:margin-left="0in" fo:margin-right="0in" fo:margin-top="0in" fo:margin-bottom="0in" loext:contextual-spacing="false" fo:line-height="120%" fo:text-align="end" style:justify-single-word="false" fo:text-indent="-0.25in" style:auto-text-indent="false" style:writing-mode="rl-tb">
        <style:tab-stops>
          <style:tab-stop style:position="0.5417in"/>
        </style:tab-stops>
      </style:paragraph-properties>
    </style:style>
    <style:style style:name="P30" style:family="paragraph" style:parent-style-name="Text_20_body">
      <style:paragraph-properties fo:text-align="start" style:justify-single-word="false" style:writing-mode="lr-tb"/>
      <style:text-properties officeooo:rsid="062c327b" officeooo:paragraph-rsid="066222d7"/>
    </style:style>
    <style:style style:name="P31" style:family="paragraph" style:parent-style-name="Text_20_body">
      <style:paragraph-properties fo:text-align="start" style:justify-single-word="false" style:writing-mode="lr-tb"/>
      <style:text-properties officeooo:rsid="05faaf9b" officeooo:paragraph-rsid="066222d7"/>
    </style:style>
    <style:style style:name="P32" style:family="paragraph" style:parent-style-name="Text_20_body">
      <style:paragraph-properties fo:text-align="start" style:justify-single-word="false" style:writing-mode="lr-tb"/>
      <style:text-properties officeooo:rsid="05fdfbb9" officeooo:paragraph-rsid="066222d7"/>
    </style:style>
    <style:style style:name="P33" style:family="paragraph" style:parent-style-name="Text_20_body">
      <style:paragraph-properties fo:text-align="start" style:justify-single-word="false" style:writing-mode="lr-tb"/>
      <style:text-properties officeooo:rsid="05ff36df" officeooo:paragraph-rsid="066222d7"/>
    </style:style>
    <style:style style:name="P34" style:family="paragraph" style:parent-style-name="Text_20_body">
      <style:paragraph-properties fo:text-align="start" style:justify-single-word="false" style:writing-mode="lr-tb"/>
      <style:text-properties fo:font-size="12pt" officeooo:rsid="06002e3e" officeooo:paragraph-rsid="066222d7" style:font-size-asian="12pt" style:font-size-complex="12pt"/>
    </style:style>
    <style:style style:name="P35" style:family="paragraph" style:parent-style-name="Text_20_body">
      <style:paragraph-properties fo:text-align="start" style:justify-single-word="false" style:writing-mode="lr-tb"/>
      <style:text-properties fo:font-size="12pt" officeooo:rsid="060e28e3" officeooo:paragraph-rsid="066222d7" style:font-size-asian="12pt" style:font-size-complex="12pt"/>
    </style:style>
    <style:style style:name="P36" style:family="paragraph" style:parent-style-name="Heading_20_1">
      <style:paragraph-properties fo:line-height="100%"/>
      <style:text-properties officeooo:rsid="05226f8d" officeooo:paragraph-rsid="04af6545"/>
    </style:style>
    <style:style style:name="P37" style:family="paragraph" style:parent-style-name="Heading_20_2">
      <style:text-properties officeooo:rsid="062c327b"/>
    </style:style>
    <style:style style:name="P38" style:family="paragraph" style:parent-style-name="Heading_20_2">
      <style:paragraph-properties fo:line-height="100%"/>
      <style:text-properties officeooo:rsid="06137e7f" officeooo:paragraph-rsid="065efaed"/>
    </style:style>
    <style:style style:name="P39" style:family="paragraph" style:parent-style-name="Heading_20_2">
      <style:paragraph-properties fo:line-height="100%"/>
      <style:text-properties officeooo:rsid="06137e7f" officeooo:paragraph-rsid="066532e1"/>
    </style:style>
    <style:style style:name="P40" style:family="paragraph" style:parent-style-name="Heading_20_2">
      <style:paragraph-properties fo:line-height="100%"/>
      <style:text-properties officeooo:rsid="06137e7f" officeooo:paragraph-rsid="06662e82"/>
    </style:style>
    <style:style style:name="P41" style:family="paragraph" style:parent-style-name="Heading_20_2">
      <style:text-properties officeooo:paragraph-rsid="066222d7"/>
    </style:style>
    <style:style style:name="T1" style:family="text">
      <style:text-properties officeooo:rsid="05fbd529"/>
    </style:style>
    <style:style style:name="T2" style:family="text">
      <style:text-properties officeooo:rsid="05fdfbb9"/>
    </style:style>
    <style:style style:name="T3" style:family="text">
      <style:text-properties fo:font-size="8pt" officeooo:rsid="05fdfbb9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5fbd529" style:font-size-asian="10pt" style:font-size-complex="10pt"/>
    </style:style>
    <style:style style:name="T6" style:family="text">
      <style:text-properties fo:font-size="10pt" officeooo:rsid="05ff36df" style:font-size-asian="10pt" style:font-size-complex="10pt"/>
    </style:style>
    <style:style style:name="T7" style:family="text">
      <style:text-properties fo:font-size="10pt" officeooo:rsid="0600cb03" style:font-size-asian="10pt" style:font-size-complex="10pt"/>
    </style:style>
    <style:style style:name="T8" style:family="text">
      <style:text-properties officeooo:rsid="05fe4711"/>
    </style:style>
    <style:style style:name="T9" style:family="text">
      <style:text-properties officeooo:rsid="06002e3e"/>
    </style:style>
    <style:style style:name="T10" style:family="text">
      <style:text-properties officeooo:rsid="0603437e"/>
    </style:style>
    <style:style style:name="T11" style:family="text">
      <style:text-properties officeooo:rsid="060cd3e9"/>
    </style:style>
    <style:style style:name="T12" style:family="text">
      <style:text-properties officeooo:rsid="0611bc65"/>
    </style:style>
    <style:style style:name="T13" style:family="text">
      <style:text-properties officeooo:rsid="061256b1"/>
    </style:style>
    <style:style style:name="T14" style:family="text">
      <style:text-properties officeooo:rsid="06134517"/>
    </style:style>
    <style:style style:name="T15" style:family="text">
      <style:text-properties officeooo:rsid="0618a878"/>
    </style:style>
    <style:style style:name="T16" style:family="text">
      <style:text-properties officeooo:rsid="06248a61"/>
    </style:style>
    <style:style style:name="T17" style:family="text">
      <style:text-properties officeooo:rsid="0627a010"/>
    </style:style>
    <style:style style:name="T18" style:family="text">
      <style:text-properties officeooo:rsid="063696fa"/>
    </style:style>
    <style:style style:name="T19" style:family="text">
      <style:text-properties officeooo:rsid="06387ff4"/>
    </style:style>
    <style:style style:name="T20" style:family="text">
      <style:text-properties officeooo:rsid="063be564"/>
    </style:style>
    <style:style style:name="T21" style:family="text">
      <style:text-properties officeooo:rsid="0643dea6"/>
    </style:style>
    <style:style style:name="T22" style:family="text">
      <style:text-properties officeooo:rsid="0645dda6"/>
    </style:style>
    <style:style style:name="T23" style:family="text">
      <style:text-properties officeooo:rsid="0647c1a7"/>
    </style:style>
    <style:style style:name="T24" style:family="text">
      <style:text-properties officeooo:rsid="06491944"/>
    </style:style>
    <style:style style:name="T25" style:family="text">
      <style:text-properties officeooo:rsid="064c49f1"/>
    </style:style>
    <style:style style:name="T26" style:family="text">
      <style:text-properties officeooo:rsid="065090ec"/>
    </style:style>
    <style:style style:name="T27" style:family="text">
      <style:text-properties fo:language="en" fo:country="US"/>
    </style:style>
    <style:style style:name="T28" style:family="text">
      <style:text-properties fo:language="en" fo:country="US" officeooo:rsid="06596494"/>
    </style:style>
    <style:style style:name="T29" style:family="text">
      <style:text-properties fo:language="en" fo:country="US" officeooo:rsid="06662e82"/>
    </style:style>
    <style:style style:name="T30" style:family="text">
      <style:text-properties officeooo:rsid="065acb93"/>
    </style:style>
    <style:style style:name="T31" style:family="text">
      <style:text-properties officeooo:rsid="065c2434"/>
    </style:style>
    <style:style style:name="T32" style:family="text">
      <style:text-properties officeooo:rsid="065efaed"/>
    </style:style>
    <style:style style:name="T33" style:family="text">
      <style:text-properties fo:color="#00000a" style:font-name="Times New Roman (Hebrew)" fo:font-size="12pt" fo:language="en" fo:country="US" style:font-size-asian="12pt" style:language-asian="en" style:country-asian="US" style:font-name-complex="Times New Roman (Hebrew)1" style:font-size-complex="12pt" style:language-complex="he" style:country-complex="IL"/>
    </style:style>
    <style:style style:name="T34" style:family="text">
      <style:text-properties fo:color="#00000a" style:font-name="Times New Roman (Hebrew)" fo:font-size="12pt" fo:language="en" fo:country="US" officeooo:rsid="065fc78f" style:font-size-asian="12pt" style:language-asian="en" style:country-asian="US" style:font-name-complex="Times New Roman (Hebrew)1" style:font-size-complex="12pt" style:language-complex="he" style:country-complex="IL"/>
    </style:style>
    <style:style style:name="T35" style:family="text">
      <style:text-properties fo:color="#00000a" style:font-name="Times New Roman (Hebrew)" fo:font-size="12pt" fo:language="en" fo:country="US" fo:font-weight="bold" style:font-size-asian="12pt" style:language-asian="en" style:country-asian="US" style:font-weight-asian="bold" style:font-name-complex="Times New Roman (Hebrew)1" style:font-size-complex="12pt" style:language-complex="he" style:country-complex="IL" style:font-weight-complex="bold"/>
    </style:style>
    <style:style style:name="T36" style:family="text">
      <style:text-properties fo:color="#00000a" style:font-name="Times New Roman" fo:font-size="12pt" fo:language="en" fo:country="US" style:font-size-asian="12pt" style:language-asian="en" style:country-asian="US" style:font-name-complex="Times New Roman1" style:font-size-complex="12pt" style:language-complex="he" style:country-complex="IL"/>
    </style:style>
    <style:style style:name="T37" style:family="text">
      <style:text-properties fo:color="#00000a" style:font-name="Courier New" fo:font-size="10pt" fo:language="en" fo:country="US" style:font-size-asian="10pt" style:language-asian="en" style:country-asian="US" style:font-name-complex="Courier New1" style:font-size-complex="10pt" style:language-complex="he" style:country-complex="IL"/>
    </style:style>
    <style:style style:name="T38" style:family="text">
      <style:text-properties fo:color="#00000a" style:font-name="Courier New" fo:font-size="10pt" fo:language="en" fo:country="US" style:font-size-asian="10pt" style:language-asian="en" style:country-asian="US" style:font-name-complex="Times New Roman1" style:font-size-complex="10pt" style:language-complex="he" style:country-complex="IL"/>
    </style:style>
    <style:style style:name="T39" style:family="text">
      <style:text-properties fo:color="#00000a" style:font-name="Courier New" fo:font-size="12pt" fo:language="en" fo:country="US" style:font-size-asian="12pt" style:language-asian="en" style:country-asian="US" style:font-name-complex="Times New Roman1" style:font-size-complex="12pt" style:language-complex="he" style:country-complex="IL"/>
    </style:style>
    <style:style style:name="T40" style:family="text">
      <style:text-properties fo:color="#00000a" style:font-name="Courier New" fo:font-size="12pt" fo:language="en" fo:country="US" officeooo:rsid="065fc78f" style:font-size-asian="12pt" style:language-asian="en" style:country-asian="US" style:font-name-complex="Times New Roman1" style:font-size-complex="12pt" style:language-complex="he" style:country-complex="IL"/>
    </style:style>
    <style:style style:name="T41" style:family="text">
      <style:text-properties fo:color="#00000a" style:font-name="Courier New" fo:font-size="12pt" fo:language="en" fo:country="US" style:font-size-asian="12pt" style:language-asian="en" style:country-asian="US" style:font-name-complex="Times New Roman (Hebrew)1" style:font-size-complex="12pt" style:language-complex="he" style:country-complex="IL"/>
    </style:style>
    <style:style style:name="T42" style:family="text">
      <style:text-properties fo:color="#00000a" style:font-name="Courier New (Hebrew)" fo:font-size="10pt" fo:language="en" fo:country="US" style:font-size-asian="10pt" style:language-asian="en" style:country-asian="US" style:font-name-complex="Courier New (Hebrew)1" style:font-size-complex="10pt" style:language-complex="he" style:country-complex="IL"/>
    </style:style>
    <style:style style:name="T43" style:family="text">
      <style:text-properties fo:color="#00000a" style:font-name="Courier New (Hebrew)" fo:font-size="10pt" fo:language="en" fo:country="US" fo:font-weight="bold" style:font-size-asian="10pt" style:language-asian="en" style:country-asian="US" style:font-weight-asian="bold" style:font-name-complex="Courier New (Hebrew)1" style:font-size-complex="10pt" style:language-complex="he" style:country-complex="IL" style:font-weight-complex="bold"/>
    </style:style>
    <style:style style:name="T44" style:family="text">
      <style:text-properties officeooo:rsid="0660e720"/>
    </style:style>
    <style:style style:name="T45" style:family="text">
      <style:text-properties officeooo:rsid="066222d7"/>
    </style:style>
    <style:style style:name="T46" style:family="text">
      <style:text-properties style:font-name="Calibri" fo:font-size="11pt" fo:language="en" fo:country="US" style:font-size-asian="11pt" style:language-asian="en" style:country-asian="US" style:font-name-complex="Arial (Hebrew)" style:font-size-complex="11pt" style:language-complex="he" style:country-complex="IL"/>
    </style:style>
    <style:style style:name="T47" style:family="text">
      <style:text-properties style:font-name="Calibri" fo:font-size="11pt" fo:language="en" fo:country="US" style:font-size-asian="11pt" style:language-asian="en" style:country-asian="US" style:font-name-complex="Arial1" style:font-size-complex="11pt" style:language-complex="he" style:country-complex="IL"/>
    </style:style>
    <style:style style:name="T48" style:family="text">
      <style:text-properties officeooo:rsid="066532e1"/>
    </style:style>
    <style:style style:name="T49" style:family="text">
      <style:text-properties officeooo:rsid="066a1f2a"/>
    </style:style>
    <style:style style:name="T50" style:family="text">
      <style:text-properties officeooo:rsid="066b7c1e"/>
    </style:style>
    <style:style style:name="T51" style:family="text">
      <style:text-properties officeooo:rsid="066e39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>מטלה - ביטקוין</text:h>
      <text:p text:style-name="P10">יש לענות על שאלה אחת לבחירתכם.</text:p>
      <text:p text:style-name="P39">שאלה <text:span text:style-name="T31">1</text:span>: ארנקים ועסקאות<text:span text:style-name="T18"> - </text:span>תרגיל מעשי</text:p>
      <text:p text:style-name="P15">[ע"פ יואב הניג]</text:p>
      <text:p text:style-name="P7"><text:span text:style-name="T46">א. פתחו שני ארנקי </text:span><text:span text:style-name="T47">testnet</text:span><text:span text:style-name="T46"> עפ"י ההוראות בסרטון: </text:span><text:span text:style-name="Internet_20_link"><text:span text:style-name="T47">https://www.youtube.com/watch?v=LfNE29AZ9I0</text:span></text:span><text:span text:style-name="T46"> </text:span></text:p>
      <text:p text:style-name="P7"><text:span text:style-name="T46"/></text:p>
      <text:p text:style-name="P11"><text:span text:style-name="T49">ב. </text:span><text:span text:style-name="T28">מיצאו "ברז" (faucet) עבור רשת הניסוי (testnet), <text:s/>והשיגו משם ביטקוין.</text:span></text:p>
      <text:p text:style-name="P9"><text:span text:style-name="T49">ג</text:span>. <text:span text:style-name="T48">העבירו קצת כסף מארנק 1 לארנק 2.</text:span></text:p>
      <text:p text:style-name="P9"><text:span text:style-name="T49">ד</text:span>. מיצאו את <text:span text:style-name="T50">העיסקה שלכם </text:span>בשרשרת הבלוקים של רשת הניסוי, <text:span text:style-name="T30">למשל כאן:</text:span></text:p>
      <text:p text:style-name="P9">https://live.blockcypher.com/btc-testnet</text:p>
      <text:p text:style-name="P16">ה. כמה קלטים (<text:span text:style-name="T27">inputs) יש בעיסקה שלכם? כמה פלטים (outputs)? מדוע?</text:span></text:p>
      <text:p text:style-name="P17"><text:span text:style-name="T51">ו. </text:span>צרפו לפתרון השאלה, צילום מסך המראה את העיסקה שלכם בארנק ובשרשרת הבלוקים.</text:p>
      <text:p text:style-name="P41">שאלה <text:span text:style-name="T45">2: קביעת רמת הקושי</text:span></text:p>
      <text:p text:style-name="P13"><text:span text:style-name="T14">לצורך השאלה, הניחו שקיימת </text:span>המחלקה הבאה<text:span text:style-name="T13">,</text:span> המייצגת בלוק בשרשרת-הבלוקים:</text:p>
      <text:p text:style-name="P31"><text:span text:style-name="T12">struct</text:span> Block {</text:p>
      <text:p text:style-name="P32"><text:s text:c="5"/>//... more methods</text:p>
      <text:p text:style-name="P31"><text:tab/><text:span text:style-name="T1">long </text:span>timestamp(); <text:span text:style-name="T4"><text:s text:c="2"/></text:span><text:span text:style-name="T5"><text:s/></text:span><text:span text:style-name="T4">// </text:span><text:span text:style-name="T6">time of block creation; </text:span><text:span text:style-name="T4">seconds since 1/1/2008</text:span></text:p>
      <text:p text:style-name="P33"><text:s text:c="5"/><text:span text:style-name="T19">double</text:span> difficulty(); <text:span text:style-name="T4"><text:s text:c="2"/>// level </text:span><text:span text:style-name="T7">of </text:span><text:span text:style-name="T4">difficulty in block creation time.</text:span></text:p>
      <text:p text:style-name="P34"><text:s text:c="5"/>Block* previous(); <text:s/><text:span text:style-name="T4">// the preceding block in the chain.</text:span></text:p>
      <text:p text:style-name="P32"><text:s text:c="5"/>//... more methods</text:p>
      <text:p text:style-name="P31">}<text:span text:style-name="T8">;</text:span></text:p>
      <text:p text:style-name="P20">רמת הקושי של כריית בלוק צריכה להתעדכן <text:span text:style-name="T20">בערך פעם ב</text:span>שבועיים. <text:span text:style-name="T11"><text:s/></text:span>כיתבו פונקציה <text:span text:style-name="T9">שאפשר להריץ פעם בשבועיים על-מנת להעריך את רמת הקושי הדרושה על-מנת שבלוק ייווצר בממוצע כל 10 דקות.</text:span></text:p>
      <text:p text:style-name="P21">הפונקציה מקבלת קישור לבלוק האחרון בשרשרת<text:span text:style-name="T10">, ומחשבת את רמת הקושי הדרושה בהתאם לקצב היצירה של הבלוקים מהשבועיים האחרונים. היעזרו בנוסחה הבאה, המחשבת את קצב היצירה הצפוי לפי רמת הקושי:</text:span></text:p>
      <text:p text:style-name="P18"><text:a xlink:type="simple" xlink:href="https://en.bitcoin.it/wiki/Difficulty#How_soon_might_I_expect_to_generate_a_block.3F" text:style-name="Internet_20_link" text:visited-style-name="Visited_20_Internet_20_Link"><text:span text:style-name="T3">https://en.bitcoin.it/wiki/Difficulty#How_soon_might_I_expect_to_generate_a_block.3F</text:span></text:a></text:p>
      <text:p text:style-name="P22"><text:span text:style-name="T2">כ</text:span>ותרת הפונקציה<text:span text:style-name="T17"> שאתם צריכים לממש</text:span>:</text:p>
      <text:p text:style-name="P35"><text:span text:style-name="T19">double</text:span> newDifficulty(Block* lastBlock);</text:p>
      <text:p text:style-name="P30"/>
      <text:p text:style-name="P38"><text:soft-page-break/>שאלה <text:span text:style-name="T45">3</text:span>: <text:span text:style-name="T32">בדיקת תקינות עסקאות בשרשרת בלוקים</text:span></text:p>
      <text:p text:style-name="P19"><text:span text:style-name="T33">המטבע </text:span><text:span text:style-name="T36">SimpleCoin</text:span><text:span text:style-name="T33"> הוא מטבע חדש (דמיוני), הדומה לביטקוין אבל הרבה יותר פשוט: </text:span></text:p>
      <text:list xml:id="list4228244383" text:style-name="WWNum1">
        <text:list-item>
          <text:p text:style-name="P28"><text:span text:style-name="T33">בכל בלוק בשרשרת יש רק עיסקה אחת;</text:span></text:p>
        </text:list-item>
        <text:list-item>
          <text:p text:style-name="P28"><text:span text:style-name="T33">הסכום של כל עיסקה הוא מטבע אחד בדיוק;</text:span></text:p>
        </text:list-item>
        <text:list-item>
          <text:p text:style-name="P28"><text:span text:style-name="T33">לכל עיסקה יש רק נִמְעָן אחד (לא מפצלים מטבע לכמה נמענים שונים).</text:span></text:p>
        </text:list-item>
      </text:list>
      <text:p text:style-name="P23"><text:span text:style-name="T33">ישנם שני סוגי בלוקים: בלוק שבו נוצר מטבע חדש (למשל כשכר לכוֹרֶה), ובלוק שבו מועבר מטבע שנוצר קודם. <text:s/>כל בלוק בשרשרת מיוצג ע"י המחלקה הבאה:</text:span></text:p>
      <text:p text:style-name="P24"><text:span text:style-name="T37">class Block {</text:span></text:p>
      <text:p text:style-name="P24"><text:span text:style-name="T37"><text:tab/>Block previous; <text:s/></text:span></text:p>
      <text:p text:style-name="P24"><text:span text:style-name="T37"><text:s text:c="3"/>// </text:span><text:span text:style-name="T42">קישור לבלוק </text:span><text:span text:style-name="T43">הקודם בשרשרת</text:span><text:span text:style-name="T37">. </text:span><text:span text:style-name="T42">אם הבלוק הנוכחי הוא הראשון</text:span><text:span text:style-name="T37"> // </text:span></text:p>
      <text:p text:style-name="P24"><text:span text:style-name="T37"><text:s/>// </text:span><text:span text:style-name="T42">בשרשרת </text:span><text:span text:style-name="T37">(</text:span><text:span text:style-name="T42">נוצר הכי מוקדם</text:span><text:span text:style-name="T37">), </text:span><text:span text:style-name="T42">אז השדה מכיל בלוק ריק </text:span><text:span text:style-name="T37">- null. // <text:s/></text:span></text:p>
      <text:p text:style-name="P24"><text:span text:style-name="T37"><text:tab/>Block input;</text:span></text:p>
      <text:p text:style-name="P24"><text:span text:style-name="T37"><text:s text:c="3"/>// </text:span><text:span text:style-name="T42">הבלוק הכולל את </text:span><text:span text:style-name="T43">הקלט לעיסקה זו</text:span><text:span text:style-name="T37"> - </text:span><text:span text:style-name="T42">העיסקה שבה נוצר <text:s text:c="6"/></text:span><text:span text:style-name="T37">//</text:span></text:p>
      <text:p text:style-name="P24"><text:span text:style-name="T37"><text:s text:c="3"/>// </text:span><text:span text:style-name="T42">או נמסר המטבע שמשלמים בעיסקה זו</text:span><text:span text:style-name="T37">. </text:span><text:span text:style-name="T42">אם אין קלט כי המטבע <text:s/></text:span><text:span text:style-name="T37">//</text:span></text:p>
      <text:p text:style-name="P24"><text:span text:style-name="T37"><text:s text:c="3"/>// </text:span><text:span text:style-name="T42">נוצר בעיסקה הנוכחית</text:span><text:span text:style-name="T37">, </text:span><text:span text:style-name="T42">אז שדה זה מכיל בלוק ריק </text:span><text:span text:style-name="T37">- null <text:s text:c="2"/>//</text:span></text:p>
      <text:p text:style-name="P24"><text:span text:style-name="T37"><text:s text:c="6"/>Key receiver; <text:s/>// </text:span><text:span text:style-name="T42">המפתח הציבורי שאליו מועבר המטבע בעיסקה זו</text:span><text:span text:style-name="T37">. <text:s/></text:span></text:p>
      <text:p text:style-name="P24"><text:span text:style-name="T37">};</text:span></text:p>
      <text:p text:style-name="P25"><text:span text:style-name="T33">עיסקה חדשה מיוצגת ע"י המחלקה הבאה:</text:span></text:p>
      <text:p text:style-name="P24"><text:span text:style-name="T37">class Transaction {</text:span></text:p>
      <text:p text:style-name="P24"><text:span text:style-name="T37"><text:tab/>Block input; <text:s/>// </text:span><text:span text:style-name="T42">ראו הסבר למעלה</text:span></text:p>
      <text:p text:style-name="P24"><text:span text:style-name="T37"><text:s text:c="6"/>Key receiver; // </text:span><text:span text:style-name="T42">ראו הסבר למעלה</text:span></text:p>
      <text:p text:style-name="P24"><text:span text:style-name="T37"><text:s text:c="6"/>Signature signature; <text:s text:c="2"/>// </text:span><text:span text:style-name="T42">חתימה דיגיטלית של שולח העיסקה</text:span></text:p>
      <text:p text:style-name="P24"><text:span text:style-name="T37">};</text:span></text:p>
      <text:p text:style-name="P25"><text:span text:style-name="T33">חתימה דיגיטלית מיוצגת ע"י המחלקה הבאה:</text:span></text:p>
      <text:p text:style-name="P24"><text:span text:style-name="T37">class Signature {</text:span></text:p>
      <text:p text:style-name="P24"><text:span text:style-name="T37"><text:s text:c="6"/>bool is_valid(Key signer); // </text:span><text:span text:style-name="T42">מקבלת כקלט את המפתח הציבורי של החותם</text:span></text:p>
      <text:p text:style-name="P24"><text:span text:style-name="T37"><text:s text:c="34"/>// </text:span><text:span text:style-name="T42">מחזירה </text:span><text:span text:style-name="T37">"</text:span><text:span text:style-name="T42">אמת</text:span><text:span text:style-name="T37">" </text:span><text:span text:style-name="T42">אם</text:span><text:span text:style-name="T37">"</text:span><text:span text:style-name="T42">ם החתימה תקינה</text:span><text:span text:style-name="T37">.</text:span></text:p>
      <text:p text:style-name="P24"><text:span text:style-name="T37">};</text:span></text:p>
      <text:p text:style-name="P25"><text:span text:style-name="T33">בנוסף, נתון המשתנה הגלובאלי </text:span><text:span text:style-name="T39">latest</text:span><text:span text:style-name="T33"> המייצג את הבלוק </text:span><text:span text:style-name="T35">האחרון</text:span><text:span text:style-name="T33"> בשרשרת (זה שנוצר הכי מאוחר).</text:span></text:p>
      <text:p text:style-name="P25"><text:span text:style-name="T34">א.</text:span><text:span text:style-name="T33"> כיתבו פונקציה הבודקת האם עיסקה נתונה היא חוקית או לא:</text:span></text:p>
      <text:p text:style-name="P26"><text:span text:style-name="T38">void check(Transaction tx);</text:span></text:p>
      <text:p text:style-name="P25"><text:span text:style-name="T41">ניתן להניח שזו עיסקה של העברת מטבע ולא של יצירת מטבע חדש </text:span><text:span text:style-name="T39">- </text:span><text:span text:style-name="T41">כלומר </text:span><text:span text:style-name="T39">tx.input!=null. </text:span><text:line-break/><text:span text:style-name="T33">הפונקציה יכולה להסתיים באחת משלוש דרכים:</text:span></text:p>
      <text:list xml:id="list642909466" text:style-name="WWNum2">
        <text:list-item>
          <text:p text:style-name="P29"><text:span text:style-name="T33">להדפיס "</text:span><text:span text:style-name="T36">The transaction is valid";</text:span></text:p>
        </text:list-item>
        <text:list-item>
          <text:p text:style-name="P29"><text:span text:style-name="T33">לזרוק חריגה על "הוצאה כפולה" - </text:span><text:span text:style-name="T36">DoubleSpendException ;</text:span></text:p>
        </text:list-item>
        <text:list-item>
          <text:p text:style-name="P29"><text:span text:style-name="T33">לזרוק חריגה על "חתימה לא חוקית" - </text:span><text:span text:style-name="T36">IllegalSignatureException;</text:span></text:p>
        </text:list-item>
      </text:list>
      <text:p text:style-name="P27"><text:span text:style-name="T40">ב. </text:span><text:span text:style-name="T41">ציירו שרשרת בת </text:span><text:span text:style-name="T39">4 </text:span><text:span text:style-name="T41">בלוקים</text:span><text:span text:style-name="T39">, </text:span><text:span text:style-name="T41">והדגימו עליה את פעולת הפונקציה מהסעיף הקודם</text:span><text:span text:style-name="T39">. </text:span><text:span text:style-name="T41">תנו דוגמאות עם תוצאות שונות</text:span><text:span text:style-name="T39">.</text:span></text:p>
      <text:p text:style-name="P8"><text:soft-page-break/></text:p>
      <text:p text:style-name="P37"/>
      <text:p text:style-name="P40">שאלה <text:span text:style-name="T29">4</text:span>: <text:span text:style-name="T29">חישוב יתרה</text:span></text:p>
      <text:p text:style-name="P14">כיתבו אלגוריתם המקבל כקלט מפתח ציבורי כלשהו, ומחשב את ה"יתרה" של בעל המפתח בביטקוין.</text:p>
      <text:p text:style-name="P14"/>
      <text:p text:style-name="P6">שאלה <text:span text:style-name="T44">5: מתקפת פיני (על-שם Hal Finney שחשב עליה ראשון)</text:span></text:p>
      <text:p text:style-name="P3">נניח שמישהו, נקרא לו "התוקף", רוצה להשתמש במטבע אחד פעמיים. <text:span text:style-name="T22">הוא פועל לפי האלגוריתם הבא. <text:s/>הוא </text:span>כורה בלוקים באופן רגיל; <text:span text:style-name="T22">בכל בלוק שהוא כורה, </text:span>כאחת מ<text:span text:style-name="T26">-2000 </text:span>העיסקאות בבלוק, הוא מכניס עיסקה אחת <text:span text:style-name="T21">של מטבע א </text:span>מכתובת <text:span text:style-name="T21">ב</text:span> לכתובת <text:span text:style-name="T21">ג</text:span>, <text:span text:style-name="T23">כאשר שתי הכתובות</text:span> שייכות לו.<text:span text:style-name="T22"> <text:s text:c="3"/></text:span>ברגע שהוא מצא בלוק, במקום לפרסם אותו מייד, הוא הולך לחנות, קונה חפץ ומשלם עליו<text:span text:style-name="T21"> במטבע א מכתובת ב לכתובת של המוכר. <text:s text:c="6"/>ברגע שהוא יוצא מהחנות, הוא שולח את הבלוק המאושר שמצא בצעד הראשון. הבלוק מאושר, העיסקה שעשה עם המוכר נדחית, המוכר מפסיד את הכסף, והתוקף קיבל חפץ בלי לשלם.</text:span></text:p>
      <text:p text:style-name="P4">א. <text:span text:style-name="T24">מה הסיכון שהתוקף לוקח? באיזה מקרה ההתקפה תיכשל, וכמה יפסיד התוקף במקרה זה?</text:span></text:p>
      <text:p text:style-name="P5">ב. <text:span text:style-name="T25">המוכר מחכה t דקות לפני מסירת החפץ. מה צריך להיות ערך החפץ כך שההתקפה תהיה כדאית?</text:span></text:p>
      <text:p text:style-name="P12"><text:span text:style-name="T24">ג. מה יכול המוכר לעשות כדי להגן על עצמו מהתקפה זו?</text:span><text:bookmark text:name="__DdeLink__414_14126408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Nachlieli CLM2" svg:font-family="'Nachlieli CLM'"/>
    <style:font-face style:name="Calibri" svg:font-family="Calibri" style:font-adornments="Regular" style:font-pitch="fixed"/>
    <style:font-face style:name="Courier New" svg:font-family="'Courier New'" style:font-adornments="Regular" style:font-pitch="fixed"/>
    <style:font-face style:name="Courier New (Hebrew)" svg:font-family="'Courier New (Hebrew)'" style:font-adornments="Regular" style:font-pitch="fixed"/>
    <style:font-face style:name="Monospace" svg:font-family="Monospace" style:font-adornments="Regular" style:font-pitch="fixed"/>
    <style:font-face style:name="Times New Roman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Arial1" svg:font-family="Arial" style:font-adornments="Regular" style:font-pitch="variable"/>
    <style:font-face style:name="Arial (Hebrew)" svg:font-family="'Arial (Hebrew)'" style:font-adornments="Regular" style:font-pitch="variable"/>
    <style:font-face style:name="Courier New1" svg:font-family="'Courier New'" style:font-adornments="Regular" style:font-pitch="variable"/>
    <style:font-face style:name="Courier New (Hebrew)1" svg:font-family="'Courier New (Hebrew)'" style:font-adornments="Regular" style:font-pitch="variable"/>
    <style:font-face style:name="David CLM" svg:font-family="'David CLM'" style:font-adornments="Regular" style:font-pitch="variable"/>
    <style:font-face style:name="Times New Roman1" svg:font-family="'Times New Roman'" style:font-adornments="Regular" style:font-pitch="variable"/>
    <style:font-face style:name="Times New Roman (Hebrew)1" svg:font-family="'Times New Roman (Hebrew)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fo:orphans="2" fo:widows="2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 fo:text-align="end">
          <style:list-level-label-alignment text:label-followed-by="listtab" text:list-tab-stop-position="0.5417in" fo:text-indent="-0.25in" fo:margin-left="0.5417in"/>
        </style:list-level-properties>
        <style:text-properties style:font-name="Symbol"/>
      </text:list-level-style-bullet>
      <text:list-level-style-bullet text:level="2" style:num-suffix="◦" text:bullet-char="◦">
        <style:list-level-properties text:list-level-position-and-space-mode="label-alignment" fo:text-align="end">
          <style:list-level-label-alignment text:label-followed-by="listtab" text:list-tab-stop-position="0.7917in" fo:text-indent="-0.25in" fo:margin-left="0.7917in"/>
        </style:list-level-properties>
        <style:text-properties style:font-name="OpenSymbol2"/>
      </text:list-level-style-bullet>
      <text:list-level-style-bullet text:level="3" style:num-suffix="▪" text:bullet-char="▪">
        <style:list-level-properties text:list-level-position-and-space-mode="label-alignment" fo:text-align="end">
          <style:list-level-label-alignment text:label-followed-by="listtab" text:list-tab-stop-position="1.0417in" fo:text-indent="-0.25in" fo:margin-left="1.0417in"/>
        </style:list-level-properties>
        <style:text-properties style:font-name="OpenSymbol2"/>
      </text:list-level-style-bullet>
      <text:list-level-style-bullet text:level="4" style:num-suffix="" text:bullet-char="">
        <style:list-level-properties text:list-level-position-and-space-mode="label-alignment" fo:text-align="end">
          <style:list-level-label-alignment text:label-followed-by="listtab" text:list-tab-stop-position="1.2917in" fo:text-indent="-0.25in" fo:margin-left="1.2917in"/>
        </style:list-level-properties>
        <style:text-properties style:font-name="Symbol"/>
      </text:list-level-style-bullet>
      <text:list-level-style-bullet text:level="5" style:num-suffix="◦" text:bullet-char="◦">
        <style:list-level-properties text:list-level-position-and-space-mode="label-alignment" fo:text-align="end">
          <style:list-level-label-alignment text:label-followed-by="listtab" text:list-tab-stop-position="1.5417in" fo:text-indent="-0.25in" fo:margin-left="1.5417in"/>
        </style:list-level-properties>
        <style:text-properties style:font-name="OpenSymbol2"/>
      </text:list-level-style-bullet>
      <text:list-level-style-bullet text:level="6" style:num-suffix="▪" text:bullet-char="▪">
        <style:list-level-properties text:list-level-position-and-space-mode="label-alignment" fo:text-align="end">
          <style:list-level-label-alignment text:label-followed-by="listtab" text:list-tab-stop-position="1.7917in" fo:text-indent="-0.25in" fo:margin-left="1.7917in"/>
        </style:list-level-properties>
        <style:text-properties style:font-name="OpenSymbol2"/>
      </text:list-level-style-bullet>
      <text:list-level-style-bullet text:level="7" style:num-suffix="" text:bullet-char="">
        <style:list-level-properties text:list-level-position-and-space-mode="label-alignment" fo:text-align="end">
          <style:list-level-label-alignment text:label-followed-by="listtab" text:list-tab-stop-position="2.0417in" fo:text-indent="-0.25in" fo:margin-left="2.0417in"/>
        </style:list-level-properties>
        <style:text-properties style:font-name="Symbol"/>
      </text:list-level-style-bullet>
      <text:list-level-style-bullet text:level="8" style:num-suffix="◦" text:bullet-char="◦">
        <style:list-level-properties text:list-level-position-and-space-mode="label-alignment" fo:text-align="end">
          <style:list-level-label-alignment text:label-followed-by="listtab" text:list-tab-stop-position="2.2917in" fo:text-indent="-0.25in" fo:margin-left="2.2917in"/>
        </style:list-level-properties>
        <style:text-properties style:font-name="OpenSymbol2"/>
      </text:list-level-style-bullet>
      <text:list-level-style-bullet text:level="9" style:num-suffix="▪" text:bullet-char="▪">
        <style:list-level-properties text:list-level-position-and-space-mode="label-alignment" fo:text-align="end">
          <style:list-level-label-alignment text:label-followed-by="listtab" text:list-tab-stop-position="2.5417in" fo:text-indent="-0.25in" fo:margin-left="2.5417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1.2$Windows_X86_64 LibreOffice_project/5d19a1bfa650b796764388cd8b33a5af1f5baa1b</meta:generator>
    <dc:date>2019-05-30T22:15:57.653000000</dc:date>
    <meta:editing-duration>P11DT15H20M44S</meta:editing-duration>
    <meta:editing-cycles>1455</meta:editing-cycles>
    <meta:document-statistic meta:table-count="0" meta:image-count="0" meta:object-count="0" meta:page-count="3" meta:paragraph-count="69" meta:word-count="677" meta:character-count="4029" meta:non-whitespace-character-count="3290"/>
  </office:meta>
</office:document-meta>
</file>